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16in" fo:margin-left="-0.3625in" table:align="left"/>
    </style:style>
    <style:style style:name="Table1.A" style:family="table-column">
      <style:table-column-properties style:column-width="2.5042in"/>
    </style:style>
    <style:style style:name="Table1.B" style:family="table-column">
      <style:table-column-properties style:column-width="0.8056in"/>
    </style:style>
    <style:style style:name="Table1.C" style:family="table-column">
      <style:table-column-properties style:column-width="1in"/>
    </style:style>
    <style:style style:name="Table1.E" style:family="table-column">
      <style:table-column-properties style:column-width="1.0618in"/>
    </style:style>
    <style:style style:name="Table1.F" style:family="table-column">
      <style:table-column-properties style:column-width="1.0444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cccccc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rsid="001aa1a8" officeooo:paragraph-rsid="001aa1a8"/>
    </style:style>
    <style:style style:name="P3" style:family="paragraph" style:parent-style-name="Table_20_Contents">
      <style:text-properties officeooo:rsid="001aa1a8" officeooo:paragraph-rsid="001aa1a8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officeooo:paragraph-rsid="001aa1a8"/>
    </style:style>
    <style:style style:name="P6" style:family="paragraph" style:parent-style-name="Table_20_Contents">
      <style:text-properties officeooo:paragraph-rsid="001aa1a8"/>
    </style:style>
    <style:style style:name="P7" style:family="paragraph" style:parent-style-name="Table_20_Heading">
      <style:text-properties style:use-window-font-color="true" fo:font-weight="bold" officeooo:rsid="001aa1a8" officeooo:paragraph-rsid="001aa1a8" fo:background-color="transparent" style:font-weight-asian="bold" style:font-weight-complex="bold"/>
    </style:style>
    <style:style style:name="P8" style:family="paragraph" style:parent-style-name="Title">
      <style:text-properties style:font-name="Arial" fo:font-size="18pt" fo:font-weight="bold" officeooo:rsid="001aa1a8" officeooo:paragraph-rsid="001aa1a8" style:font-name-asian="Arial Unicode MS" style:font-size-asian="18pt" style:font-weight-asian="bold" style:font-name-complex="Tahoma" style:font-size-complex="18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ocument.total" text:name="py3o.document.total"/>
        <text:user-field-decl office:value-type="string" office:string-value="Line Value 3" text:name="py3o.line.val3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Invoice.Reference" text:name="py3o.item.InvoiceRef"/>
        <text:user-field-decl office:value-type="string" office:string-value="Line Value 1" text:name="py3o.line.val1"/>
        <text:user-field-decl office:value-type="string" office:string-value="Line Value 2" text:name="py3o.line.val2"/>
        <text:user-field-decl office:value-type="string" office:string-value="Line Value 4" text:name="py3o.line.val4"/>
        <text:user-field-decl office:value-type="string" office:string-value="Line Value 5" text:name="py3o.line.val5"/>
        <text:user-field-decl office:value-type="string" office:string-value="Line Value 6" text:name="py3o.line.val6"/>
      </text:user-field-decls>
      <text:p text:style-name="P8">Filmes</text:p>
      <text:p text:style-name="Standard"/>
      <text:p text:style-name="P2">Filmes cadastrados no sistema.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7">Nome</text:p>
            </table:table-cell>
            <table:table-cell table:style-name="Table1.A1" office:value-type="string">
              <text:p text:style-name="P7">Duração</text:p>
            </table:table-cell>
            <table:table-cell table:style-name="Table1.A1" office:value-type="string">
              <text:p text:style-name="P7">Gênero</text:p>
            </table:table-cell>
            <table:table-cell table:style-name="Table1.A1" office:value-type="string">
              <text:p text:style-name="P7">Áudio</text:p>
            </table:table-cell>
            <table:table-cell table:style-name="Table1.A1" office:value-type="string">
              <text:p text:style-name="P7">Classificação </text:p>
            </table:table-cell>
            <table:table-cell table:style-name="Table1.F1" office:value-type="string">
              <text:p text:style-name="P7">Estado Atual</text:p>
            </table:table-cell>
          </table:table-row>
        </table:table-header-rows>
        <table:table-row>
          <table:table-cell table:style-name="Table1.A4" table:number-columns-spanned="6" office:value-type="string">
            <text:p text:style-name="Table_20_Contents"><text:a xlink:type="simple" xlink:href="py3o://for=%22line%20in%20items%22" text:style-name="Internet_20_link" text:visited-style-name="Visited_20_Internet_20_Link">for="line in items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Table_20_Contents"><text:user-field-get text:name="py3o.line.val1">Line Value 1</text:user-field-get></text:p>
          </table:table-cell>
          <table:table-cell table:style-name="Table1.B3" office:value-type="string">
            <text:p text:style-name="P3"><text:user-field-get text:name="py3o.line.val2">Line Value 2</text:user-field-get></text:p>
          </table:table-cell>
          <table:table-cell table:style-name="Table1.C3" office:value-type="string">
            <text:p text:style-name="P3"><text:user-field-get text:name="py3o.line.val3">Line Value 3</text:user-field-get></text:p>
          </table:table-cell>
          <table:table-cell table:style-name="Table1.D3" office:value-type="string">
            <text:p text:style-name="P3"><text:user-field-get text:name="py3o.line.val4">Line Value 4</text:user-field-get></text:p>
          </table:table-cell>
          <table:table-cell table:style-name="Table1.E3" office:value-type="string">
            <text:p text:style-name="Table_20_Contents"><text:user-field-get text:name="py3o.line.val5">Line Value 5</text:user-field-get></text:p>
          </table:table-cell>
          <table:table-cell table:style-name="Table1.F3" office:value-type="string">
            <text:p text:style-name="Table_20_Contents"><text:user-field-get text:name="py3o.line.val6">Line Value 6</text:user-field-get></text:p>
          </table:table-cell>
        </table:table-row>
        <table:table-row>
          <table:table-cell table:style-name="Table1.A4" table:number-columns-spanned="6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5.2$MacOSX_X86_64 LibreOffice_project/dd0751754f11728f69b42ee2af66670068624673</meta:generator>
    <meta:initial-creator>Florent Aide</meta:initial-creator>
    <meta:creation-date>2010-09-07T17:55:48</meta:creation-date>
    <dc:date>2020-05-14T18:49:01.312721381</dc:date>
    <dc:language>en-GB</dc:language>
    <meta:editing-cycles>32</meta:editing-cycles>
    <meta:editing-duration>PT4H23M21S</meta:editing-duration>
    <meta:document-statistic meta:table-count="1" meta:image-count="0" meta:object-count="0" meta:page-count="1" meta:paragraph-count="16" meta:word-count="40" meta:character-count="185" meta:non-whitespace-character-count="166"/>
    <meta:user-defined meta:name="Info 1"/>
    <meta:user-defined meta:name="Info 2"/>
    <meta:user-defined meta:name="Info 3"/>
    <meta:user-defined meta:name="Info 4"/>
  </office:meta>
</office:document-meta>
</file>